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135379" officeooo:paragraph-rsid="00135379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135379" officeooo:paragraph-rsid="00135379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13d02d" officeooo:paragraph-rsid="0013d02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185ed8" officeooo:paragraph-rsid="00185ed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185ed8" officeooo:paragraph-rsid="00185ed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tyle="normal" fo:font-weight="normal" officeooo:rsid="00185ed8" officeooo:paragraph-rsid="00185ed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tyle="normal" fo:font-weight="normal" officeooo:rsid="00185ed8" officeooo:paragraph-rsid="00185ed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tyle="normal" fo:font-weight="bold" officeooo:rsid="00185ed8" officeooo:paragraph-rsid="00185ed8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ans" officeooo:rsid="0013d02d" officeooo:paragraph-rsid="0013d02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ans" officeooo:rsid="0018e1e8" officeooo:paragraph-rsid="0018e1e8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ans" officeooo:rsid="00154275" officeooo:paragraph-rsid="00154275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officeooo:rsid="0016b892" officeooo:paragraph-rsid="0016b892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" officeooo:rsid="00185ed8" officeooo:paragraph-rsid="00185ed8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Sans" fo:font-style="normal" fo:font-weight="normal" officeooo:rsid="00185ed8" officeooo:paragraph-rsid="00185ed8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Liberation Sans" fo:font-style="normal" fo:font-weight="normal" officeooo:rsid="00185ed8" officeooo:paragraph-rsid="00185ed8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85ed8" officeooo:paragraph-rsid="00185ed8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8e1e8" officeooo:paragraph-rsid="0018e1e8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a896c" officeooo:paragraph-rsid="001a896c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d0ca0" officeooo:paragraph-rsid="001d0ca0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fb9d3" officeooo:paragraph-rsid="001fb9d3" style:font-style-asian="normal" style:font-weight-asian="normal" style:font-style-complex="normal" style:font-weight-complex="normal"/>
    </style:style>
    <style:style style:name="T1" style:family="text">
      <style:text-properties officeooo:rsid="0018e1e8"/>
    </style:style>
    <style:style style:name="T2" style:family="text">
      <style:text-properties officeooo:rsid="001fb9d3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ny Diehl</text:p>
      <text:p text:style-name="P2">Chapter 1 Homework</text:p>
      <text:p text:style-name="P2"/>
      <text:p text:style-name="P4">Multiple Choice</text:p>
      <text:p text:style-name="Standard"/>
      <text:section text:style-name="Sect1" text:name="Section1">
        <text:list xml:id="list1656534590867025963" text:style-name="L1">
          <text:list-item>
            <text:p text:style-name="P9">B</text:p>
          </text:list-item>
          <text:list-item>
            <text:p text:style-name="P9">D</text:p>
          </text:list-item>
          <text:list-item>
            <text:p text:style-name="P9">A</text:p>
          </text:list-item>
          <text:list-item>
            <text:p text:style-name="P10">C</text:p>
          </text:list-item>
          <text:list-item>
            <text:p text:style-name="P9">B</text:p>
          </text:list-item>
          <text:list-item>
            <text:p text:style-name="P9">B</text:p>
          </text:list-item>
          <text:list-item>
            <text:p text:style-name="P9">C</text:p>
          </text:list-item>
          <text:list-item>
            <text:p text:style-name="P11">D</text:p>
          </text:list-item>
          <text:list-item>
            <text:p text:style-name="P11">A</text:p>
          </text:list-item>
          <text:list-item>
            <text:p text:style-name="P12">B</text:p>
          </text:list-item>
          <text:list-item>
            <text:p text:style-name="P13">A</text:p>
          </text:list-item>
          <text:list-item>
            <text:p text:style-name="P13">C</text:p>
          </text:list-item>
          <text:list-item>
            <text:p text:style-name="P13">B</text:p>
          </text:list-item>
          <text:list-item>
            <text:p text:style-name="P13">D</text:p>
          </text:list-item>
        </text:list>
      </text:section>
      <text:p text:style-name="P3"/>
      <text:p text:style-name="P4">Find the Error</text:p>
      <text:p text:style-name="P5"/>
      <text:list xml:id="list4070658432535210583" text:style-name="L2">
        <text:list-item>
          <text:p text:style-name="P14">Display “What is the room's width?”<text:line-break/>Input width.<text:line-break/>Display “What is the room's length?”<text:line-break/>Input length.<text:line-break/>Display width * length.</text:p>
        </text:list-item>
      </text:list>
      <text:p text:style-name="P6"/>
      <text:p text:style-name="P8">Algorithm Workbench</text:p>
      <text:p text:style-name="P7"/>
      <text:list xml:id="list6427187451003066987" text:style-name="L3">
        <text:list-item>
          <text:p text:style-name="P15">print “Enter price: “<text:line-break/>Input price<text:line-break/>print “Enter tax rate (percentage): “<text:line-break/>Input tax_rate<text:line-break/>tax = tax_rate / 100 * price<text:line-break/>print “Tax: “ + (tax rounded to the penny)<text:line-break/>print “Total: “ + (price + tax, rounded to the penny)</text:p>
        </text:list-item>
      </text:list>
      <text:p text:style-name="P6"/>
      <text:p text:style-name="P8">Short Answer</text:p>
      <text:p text:style-name="P7"/>
      <text:list xml:id="list3714983254102094392" text:style-name="L4">
        <text:list-item>
          <text:p text:style-name="P16">Memory is <text:span text:style-name="T1">volatile and very fast, while secondary storage can store data in the absence of power, and is generally available in much larger quantities due to its lower price.</text:span></text:p>
        </text:list-item>
        <text:list-item>
          <text:p text:style-name="P17">RAM is usually volatile.</text:p>
        </text:list-item>
        <text:list-item>
          <text:p text:style-name="P17">System software is the software that interacts with the hardware to provide an interactive environment, including operating systems and drivers. Application software uses this system as a platform and allows the user to perform tasks.</text:p>
        </text:list-item>
        <text:list-item>
          <text:p text:style-name="P18">Operating Systems:</text:p>
          <text:list>
            <text:list-item>
              <text:p text:style-name="P18">Multi-user, multi-tasking</text:p>
            </text:list-item>
            <text:list-item>
              <text:p text:style-name="P18">Single-user, multi-tasking</text:p>
            </text:list-item>
            <text:list-item>
              <text:p text:style-name="P18">Single-user</text:p>
            </text:list-item>
          </text:list>
        </text:list-item>
        <text:list-item>
          <text:p text:style-name="P19">The CPU <text:span text:style-name="T2">reads instructions in machine code; the programming language is simply a user-friendly way to write these instructions.</text:span></text:p>
        </text:list-item>
        <text:list-item>
          <text:p text:style-name="P20">A high-level language adds a thick layer of abstraction, including many instructions and APIs that would have to be negotiated manually in machine langu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23:43:48.813419224</meta:creation-date>
    <dc:date>2014-09-11T22:27:39.196365354</dc:date>
    <meta:editing-duration>P0D</meta:editing-duration>
    <meta:editing-cycles>3</meta:editing-cycles>
    <meta:generator>LibreOffice/4.2.5.2$Linux_X86_64 LibreOffice_project/420m0$Build-2</meta:generator>
    <meta:document-statistic meta:table-count="0" meta:image-count="0" meta:object-count="0" meta:page-count="1" meta:paragraph-count="31" meta:word-count="233" meta:character-count="1288" meta:non-whitespace-character-count="1111"/>
  </office:meta>
</office:document-meta>
</file>